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5" style:family="table-cell" style:parent-style-name="Default" style:data-style-name="N11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163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64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96" style:family="table-cell" style:parent-style-name="Excel_20_Built-in_20_Comma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99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1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111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7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77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78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111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111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Excel_20_Built-in_20_Comma" style:data-style-name="N111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59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2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3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4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5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7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8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9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3" style:family="table-cell" style:parent-style-name="Excel_20_Built-in_20_Comma" style:data-style-name="N11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2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5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7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8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2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3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7" style:family="table-cell" style:parent-style-name="Default" style:data-style-name="N0">
      <style:table-cell-properties fo:background-color="#ffffff" fo:border="0.06pt solid #000000"/>
    </style:style>
    <style:style style:name="ce10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1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2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3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4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4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13"/>
        <table:table-column table:style-name="co8" table:number-columns-repeated="1010" table:default-cell-style-name="ce1"/>
        <table:table-column table:style-name="co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PRESTAMOS FINANCIERO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7" table:number-columns-repeated="1011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7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8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Prestamos Financiero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9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8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101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Septiem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7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7" table:number-columns-repeated="12"/>
          <table:table-cell table:style-name="ce17"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0" office:value-type="string" calcext:value-type="string" table:number-columns-spanned="1" table:number-rows-spanned="2">
            <text:p>Código</text:p>
          </table:table-cell>
          <table:table-cell table:style-name="ce132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2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0" office:value-type="string" calcext:value-type="string" table:number-columns-spanned="1" table:number-rows-spanned="2">
            <text:p>Código</text:p>
          </table:table-cell>
          <table:table-cell table:style-name="ce132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3" office:value-type="string" office:string-value="Ref. PT" calcext:value-type="string" table:number-columns-spanned="1" table:number-rows-spanned="2">
            <text:p><text:s/>Ref. PT </text:p>
          </table:table-cell>
          <table:table-cell table:style-name="ce132" office:value-type="string" calcext:value-type="string" table:number-columns-spanned="1" table:number-rows-spanned="2">
            <text:p>Ref</text:p>
          </table:table-cell>
          <table:table-cell table:style-name="ce132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4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1010"/>
        </table:table-row>
        <table:table-row table:style-name="ro3">
          <table:covered-table-cell table:number-columns-repeated="2"/>
          <table:table-cell table:style-name="ce21" office:value-type="date" office:date-value="2020-09-30" calcext:value-type="date">
            <text:p>30-sep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1010"/>
        </table:table-row>
        <table:table-row table:style-name="ro5">
          <table:table-cell table:style-name="ce23"/>
          <table:table-cell table:style-name="ce24"/>
          <table:table-cell table:style-name="ce25"/>
          <table:table-cell table:style-name="ce26"/>
          <table:table-cell table:style-name="ce25"/>
          <table:table-cell table:style-name="ce27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92"/>
          <table:table-cell table:style-name="ce202"/>
          <table:table-cell table:style-name="ce207"/>
          <table:table-cell table:style-name="ce198" office:value-type="float" office:value="0" calcext:value-type="float">
            <text:p>- </text:p>
          </table:table-cell>
          <table:table-cell table:style-name="ce221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1010"/>
        </table:table-row>
        <table:table-row table:style-name="ro5"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27" table:formula="of:=[.C15]-[.D15]+[.E15]" office:value-type="float" office:value="0" calcext:value-type="float">
            <text:p>- </text:p>
          </table:table-cell>
          <table:table-cell table:style-name="ce38" office:value-type="string" office:string-value="2-1-1-06-01-002" calcext:value-type="string">
            <text:p><text:s/>2-1-1-06-01-002 </text:p>
          </table:table-cell>
          <table:table-cell table:style-name="ce35" office:value-type="string" office:string-value="BANCO MACHALA   C/P" calcext:value-type="string">
            <text:p><text:s/>BANCO MACHALA <text:s text:c="2"/>C/P </text:p>
          </table:table-cell>
          <table:table-cell table:style-name="ce162" office:value-type="float" office:value="57027.84" calcext:value-type="float">
            <text:p>57028 </text:p>
          </table:table-cell>
          <table:table-cell table:style-name="ce203"/>
          <table:table-cell table:style-name="ce208"/>
          <table:table-cell table:style-name="ce198" table:formula="of:=[.F15]-[.I15]" office:value-type="float" office:value="-57027.84" calcext:value-type="float">
            <text:p>(57028)</text:p>
          </table:table-cell>
          <table:table-cell table:style-name="ce221" table:formula="of:=[.L15]/[.$L$30]" office:value-type="percentage" office:value="1" calcext:value-type="percentage">
            <text:p>10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43"/>
          <table:table-cell table:style-name="ce37"/>
          <table:table-cell table:style-name="ce36"/>
          <table:table-cell table:style-name="ce37"/>
          <table:table-cell table:style-name="ce27" table:formula="of:=[.C16]-[.D16]+[.E16]" office:value-type="float" office:value="0" calcext:value-type="float">
            <text:p>- </text:p>
          </table:table-cell>
          <table:table-cell table:style-name="ce38"/>
          <table:table-cell table:style-name="ce35"/>
          <table:table-cell table:style-name="ce162"/>
          <table:table-cell table:style-name="ce203"/>
          <table:table-cell table:style-name="ce208"/>
          <table:table-cell table:style-name="ce198" table:formula="of:=[.F16]-[.I16]" office:value-type="float" office:value="0" calcext:value-type="float">
            <text:p>- </text:p>
          </table:table-cell>
          <table:table-cell table:style-name="ce221" table:formula="of:=[.L16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36"/>
          <table:table-cell table:style-name="ce37"/>
          <table:table-cell table:style-name="ce27" table:formula="of:=[.C17]-[.D17]+[.E17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62"/>
          <table:table-cell table:style-name="ce203"/>
          <table:table-cell table:style-name="ce208"/>
          <table:table-cell table:style-name="ce198" table:formula="of:=[.F17]-[.I17]" office:value-type="float" office:value="0" calcext:value-type="float">
            <text:p>- </text:p>
          </table:table-cell>
          <table:table-cell table:style-name="ce221" table:formula="of:=[.L17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46" table:number-columns-repeated="3"/>
          <table:table-cell table:style-name="ce27" table:formula="of:=[.C18]-[.D18]+[.E18]" office:value-type="float" office:value="0" calcext:value-type="float">
            <text:p>- </text:p>
          </table:table-cell>
          <table:table-cell table:style-name="ce46" table:number-columns-repeated="2"/>
          <table:table-cell table:style-name="ce193"/>
          <table:table-cell table:style-name="ce203"/>
          <table:table-cell table:style-name="ce208"/>
          <table:table-cell table:style-name="ce198" table:formula="of:=[.F18]-[.I18]" office:value-type="float" office:value="0" calcext:value-type="float">
            <text:p>- </text:p>
          </table:table-cell>
          <table:table-cell table:style-name="ce221" table:formula="of:=[.L18]/[.$L$30]" office:value-type="percentage" office:value="-0" calcext:value-type="percentage">
            <text:p>0.00 %</text:p>
          </table:table-cell>
          <table:table-cell table:style-name="ce41"/>
          <table:table-cell table:style-name="ce47" table:number-columns-repeated="1010"/>
        </table:table-row>
        <table:table-row table:style-name="ro5">
          <table:table-cell table:style-name="ce43"/>
          <table:table-cell table:style-name="ce48"/>
          <table:table-cell table:style-name="ce37"/>
          <table:table-cell table:style-name="ce49"/>
          <table:table-cell table:style-name="ce44"/>
          <table:table-cell table:style-name="ce25" table:formula="of:=[.C19]-[.D19]+[.E19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62"/>
          <table:table-cell table:style-name="ce203"/>
          <table:table-cell table:style-name="ce208"/>
          <table:table-cell table:style-name="ce198" table:formula="of:=[.F19]-[.I19]" office:value-type="float" office:value="0" calcext:value-type="float">
            <text:p>- </text:p>
          </table:table-cell>
          <table:table-cell table:style-name="ce221" table:formula="of:=[.L19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/>
          <table:table-cell table:style-name="ce24"/>
          <table:table-cell table:style-name="ce37"/>
          <table:table-cell table:style-name="ce49"/>
          <table:table-cell table:style-name="ce37"/>
          <table:table-cell table:style-name="ce25" table:formula="of:=[.C20]-[.D20]+[.E20]" office:value-type="float" office:value="0" calcext:value-type="float">
            <text:p>- </text:p>
          </table:table-cell>
          <table:table-cell table:style-name="ce50" table:number-columns-repeated="2"/>
          <table:table-cell table:style-name="ce162"/>
          <table:table-cell table:style-name="ce203"/>
          <table:table-cell table:style-name="ce208"/>
          <table:table-cell table:style-name="ce198" table:formula="of:=[.F20]-[.I20]" office:value-type="float" office:value="0" calcext:value-type="float">
            <text:p>- </text:p>
          </table:table-cell>
          <table:table-cell table:style-name="ce221" table:formula="of:=[.L20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2"/>
          <table:table-cell table:style-name="ce36"/>
          <table:table-cell table:style-name="ce37"/>
          <table:table-cell table:style-name="ce25" table:formula="of:=[.C21]-[.D21]+[.E21]" office:value-type="float" office:value="0" calcext:value-type="float">
            <text:p>- </text:p>
          </table:table-cell>
          <table:table-cell table:style-name="ce53"/>
          <table:table-cell table:style-name="ce54"/>
          <table:table-cell table:style-name="ce194"/>
          <table:table-cell table:style-name="ce203"/>
          <table:table-cell table:style-name="ce208"/>
          <table:table-cell table:style-name="ce198" table:formula="of:=[.F21]-[.I21]" office:value-type="float" office:value="0" calcext:value-type="float">
            <text:p>- </text:p>
          </table:table-cell>
          <table:table-cell table:style-name="ce221" table:formula="of:=[.L21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5"/>
          <table:table-cell table:style-name="ce36"/>
          <table:table-cell table:style-name="ce37"/>
          <table:table-cell table:style-name="ce25" table:formula="of:=[.C22]-[.D22]+[.E22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5"/>
          <table:table-cell table:style-name="ce203"/>
          <table:table-cell table:style-name="ce208"/>
          <table:table-cell table:style-name="ce198" table:formula="of:=[.F22]-[.I22]" office:value-type="float" office:value="0" calcext:value-type="float">
            <text:p>- </text:p>
          </table:table-cell>
          <table:table-cell table:style-name="ce221" table:formula="of:=[.L22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5"/>
          <table:table-cell table:style-name="ce36"/>
          <table:table-cell table:style-name="ce37"/>
          <table:table-cell table:style-name="ce25" table:formula="of:=[.C23]-[.D23]+[.E23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5"/>
          <table:table-cell table:style-name="ce203"/>
          <table:table-cell table:style-name="ce208"/>
          <table:table-cell table:style-name="ce198" table:formula="of:=[.F23]-[.I23]" office:value-type="float" office:value="0" calcext:value-type="float">
            <text:p>- </text:p>
          </table:table-cell>
          <table:table-cell table:style-name="ce221" table:formula="of:=[.L23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 table:number-columns-repeated="2"/>
          <table:table-cell table:style-name="ce55"/>
          <table:table-cell table:style-name="ce36"/>
          <table:table-cell table:style-name="ce37"/>
          <table:table-cell table:style-name="ce25" table:formula="of:=[.C24]-[.D24]+[.E24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6"/>
          <table:table-cell table:style-name="ce204"/>
          <table:table-cell table:style-name="ce208"/>
          <table:table-cell table:style-name="ce198" table:formula="of:=[.F24]-[.I24]" office:value-type="float" office:value="0" calcext:value-type="float">
            <text:p>- </text:p>
          </table:table-cell>
          <table:table-cell table:style-name="ce221" table:formula="of:=[.L24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58"/>
          <table:table-cell table:style-name="ce46" table:number-columns-repeated="2"/>
          <table:table-cell table:style-name="ce25" table:formula="of:=[.C25]-[.D25]+[.E25]" office:value-type="float" office:value="0" calcext:value-type="float">
            <text:p>- </text:p>
          </table:table-cell>
          <table:table-cell table:style-name="ce59" table:number-columns-repeated="2"/>
          <table:table-cell table:style-name="ce193"/>
          <table:table-cell table:style-name="ce203"/>
          <table:table-cell table:style-name="ce208"/>
          <table:table-cell table:style-name="ce198" table:formula="of:=[.F25]-[.I25]" office:value-type="float" office:value="0" calcext:value-type="float">
            <text:p>- </text:p>
          </table:table-cell>
          <table:table-cell table:style-name="ce221" table:formula="of:=[.L25]/[.$L$30]" office:value-type="percentage" office:value="-0" calcext:value-type="percentage">
            <text:p>0.00 %</text:p>
          </table:table-cell>
          <table:table-cell table:style-name="ce41"/>
          <table:table-cell table:style-name="ce47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49"/>
          <table:table-cell table:style-name="ce37"/>
          <table:table-cell table:style-name="ce25" table:formula="of:=[.C26]-[.D26]+[.E26]" office:value-type="float" office:value="0" calcext:value-type="float">
            <text:p>- </text:p>
          </table:table-cell>
          <table:table-cell table:style-name="ce36" table:number-columns-repeated="2"/>
          <table:table-cell table:style-name="ce162"/>
          <table:table-cell table:style-name="ce204"/>
          <table:table-cell table:style-name="ce208"/>
          <table:table-cell table:style-name="ce198" table:formula="of:=[.F26]-[.I26]" office:value-type="float" office:value="0" calcext:value-type="float">
            <text:p>- </text:p>
          </table:table-cell>
          <table:table-cell table:style-name="ce221" table:formula="of:=[.L26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36"/>
          <table:table-cell table:style-name="ce37" table:number-columns-repeated="2"/>
          <table:table-cell table:style-name="ce44"/>
          <table:table-cell table:style-name="ce37"/>
          <table:table-cell table:style-name="ce162"/>
          <table:table-cell table:style-name="ce204"/>
          <table:table-cell table:style-name="ce208"/>
          <table:table-cell table:style-name="ce198" table:formula="of:=[.F27]-[.I27]" office:value-type="float" office:value="0" calcext:value-type="float">
            <text:p>- </text:p>
          </table:table-cell>
          <table:table-cell table:style-name="ce221" table:formula="of:=[.L27]/[.$L$30]" office:value-type="percentage" office:value="-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60"/>
          <table:table-cell table:style-name="ce61"/>
          <table:table-cell table:style-name="ce62" table:number-columns-repeated="6"/>
          <table:table-cell table:style-name="ce197"/>
          <table:table-cell table:style-name="ce202"/>
          <table:table-cell table:style-name="ce207"/>
          <table:table-cell table:style-name="ce197"/>
          <table:table-cell table:style-name="ce222"/>
          <table:table-cell table:style-name="ce32"/>
          <table:table-cell table:style-name="ce16" table:number-columns-repeated="1010"/>
        </table:table-row>
        <table:table-row table:style-name="ro6">
          <table:table-cell table:style-name="ce64"/>
          <table:table-cell table:style-name="ce65"/>
          <table:table-cell table:style-name="ce66"/>
          <table:table-cell table:style-name="ce16"/>
          <table:table-cell table:style-name="ce25"/>
          <table:table-cell table:style-name="ce27" table:number-columns-repeated="2"/>
          <table:table-cell table:style-name="ce66"/>
          <table:table-cell table:style-name="ce198"/>
          <table:table-cell table:style-name="ce205"/>
          <table:table-cell table:style-name="ce209"/>
          <table:table-cell table:style-name="ce212"/>
          <table:table-cell table:style-name="ce223"/>
          <table:table-cell table:style-name="ce32"/>
          <table:table-cell table:style-name="ce16" table:number-columns-repeated="1010"/>
        </table:table-row>
        <table:table-row table:style-name="ro7">
          <table:table-cell table:style-name="ce71"/>
          <table:table-cell table:style-name="ce72" office:value-type="string" office:string-value="Total" calcext:value-type="string">
            <text:p><text:s/>Total </text:p>
          </table:table-cell>
          <table:table-cell table:style-name="ce71" table:formula="of:=SUM([.C14:.C27])" office:value-type="float" office:value="0" calcext:value-type="float">
            <text:p>- </text:p>
          </table:table-cell>
          <table:table-cell table:style-name="ce71" table:formula="of:=SUM([.D14:.D27])" office:value-type="float" office:value="0" calcext:value-type="float">
            <text:p>- </text:p>
          </table:table-cell>
          <table:table-cell table:style-name="ce71" table:formula="of:=SUM([.E14:.E27])" office:value-type="float" office:value="0" calcext:value-type="float">
            <text:p>- </text:p>
          </table:table-cell>
          <table:table-cell table:style-name="ce71" table:formula="of:=SUM([.F14:.F27])" office:value-type="float" office:value="0" calcext:value-type="float">
            <text:p>- </text:p>
          </table:table-cell>
          <table:table-cell table:style-name="ce71" table:number-columns-repeated="2"/>
          <table:table-cell table:style-name="ce199" table:formula="of:=SUM([.I14:.I27])" office:value-type="float" office:value="57027.84" calcext:value-type="float">
            <text:p>57028 </text:p>
          </table:table-cell>
          <table:table-cell table:style-name="ce199" table:number-columns-repeated="2"/>
          <table:table-cell table:style-name="ce199" table:formula="of:=SUM([.L14:.L27])" office:value-type="float" office:value="-57027.84" calcext:value-type="float">
            <text:p>(57028)</text:p>
          </table:table-cell>
          <table:table-cell table:style-name="ce224" table:formula="of:=SUM([.M14:.M27])" office:value-type="percentage" office:value="1" calcext:value-type="percentage">
            <text:p>100.00 %</text:p>
          </table:table-cell>
          <table:table-cell table:style-name="ce74" office:value-type="string" calcext:value-type="string">
            <text:p>Obs </text:p>
          </table:table-cell>
          <table:table-cell table:style-name="ce75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6"/>
          <table:table-cell table:style-name="ce77" office:value-type="string" calcext:value-type="string">
            <text:p>Saldo al</text:p>
          </table:table-cell>
          <table:table-cell table:style-name="ce78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Nota a los Ef's</text:p>
          </table:table-cell>
          <table:table-cell table:style-name="ce80" office:value-type="date" office:date-value="2020-12-31" calcext:value-type="date">
            <text:p>31/12/2020</text:p>
          </table:table-cell>
          <table:table-cell table:style-name="ce81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79"/>
          <table:table-cell table:style-name="ce80"/>
          <table:table-cell table:style-name="ce81"/>
          <table:table-cell table:number-columns-repeated="1020"/>
        </table:table-row>
        <table:table-row table:style-name="ro9">
          <table:table-cell/>
          <table:table-cell table:style-name="ce82" office:value-type="string" calcext:value-type="string">
            <text:p>Prestamos Bancarios</text:p>
          </table:table-cell>
          <table:table-cell table:style-name="ce162"/>
          <table:table-cell table:style-name="ce176" office:value-type="float" office:value="57027.84" calcext:value-type="float">
            <text:p>57028 </text:p>
          </table:table-cell>
          <table:table-cell office:value-type="string" calcext:value-type="string">
            <text:p>Obs </text:p>
          </table:table-cell>
          <table:table-cell table:number-columns-repeated="1019"/>
        </table:table-row>
        <table:table-row table:style-name="ro9">
          <table:table-cell/>
          <table:table-cell table:style-name="ce82"/>
          <table:table-cell table:style-name="ce163"/>
          <table:table-cell table:style-name="ce177"/>
          <table:table-cell table:number-columns-repeated="1020"/>
        </table:table-row>
        <table:table-row table:style-name="ro9">
          <table:table-cell/>
          <table:table-cell table:style-name="ce79" office:value-type="string" calcext:value-type="string">
            <text:p>Total</text:p>
          </table:table-cell>
          <table:table-cell table:style-name="ce164" table:formula="of:=+SUM([.C36:.C37])" office:value-type="float" office:value="0" calcext:value-type="float">
            <text:p>- </text:p>
          </table:table-cell>
          <table:table-cell table:style-name="ce178" table:formula="of:=+SUM([.D36:.D37])" office:value-type="float" office:value="57027.84" calcext:value-type="float">
            <text:p>57028 </text:p>
          </table:table-cell>
          <table:table-cell table:number-columns-repeated="1020"/>
        </table:table-row>
        <table:table-row table:style-name="ro8">
          <table:table-cell/>
          <table:table-cell table:style-name="ce89"/>
          <table:table-cell table:style-name="ce90"/>
          <table:table-cell table:style-name="ce91"/>
          <table:table-cell table:number-columns-repeated="1020"/>
        </table:table-row>
        <table:table-row table:style-name="ro1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 office:value-type="string" calcext:value-type="string">
            <text:p>Trial</text:p>
          </table:table-cell>
          <table:table-cell table:style-name="ce9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Diferencia</text:p>
          </table:table-cell>
          <table:table-cell table:style-name="ce99"/>
          <table:table-cell table:style-name="ce100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1" office:value-type="string" calcext:value-type="string">
            <text:p>Fuente:</text:p>
          </table:table-cell>
          <table:table-cell table:style-name="ce102" table:number-columns-repeated="11"/>
          <table:table-cell table:style-name="ce103"/>
          <table:table-cell table:style-name="ce102"/>
          <table:table-cell table:number-columns-repeated="1010"/>
        </table:table-row>
        <table:table-row table:style-name="ro1">
          <table:table-cell table:style-name="ce104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06" office:value-type="string" calcext:value-type="string">
            <text:p>Obs</text:p>
          </table:table-cell>
          <table:table-cell office:value-type="string" calcext:value-type="string">
            <text:p>No encontre el valor en el Informe 2019, esta el punto 10 pero no el valor.</text:p>
          </table:table-cell>
          <table:table-cell table:number-columns-repeated="1022"/>
        </table:table-row>
        <table:table-row table:style-name="ro3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43:55.491423793</dc:date>
    <meta:editing-cycles>3</meta:editing-cycles>
    <meta:editing-duration>PT29M31S</meta:editing-duration>
    <meta:document-statistic meta:table-count="1" meta:cell-count="112" meta:object-count="0"/>
  </office:meta>
</office:document-meta>
</file>